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able-cell-properties fo:background-color="transparent"/>
    </style:style>
    <style:style style:name="ce2" style:family="table-cell" style:parent-style-name="Default" style:data-style-name="N107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imulation 1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string">
            <text:p>Y1</text:p>
          </table:table-cell>
          <table:table-cell table:style-name="ce3" office:value-type="string">
            <text:p>X1</text:p>
          </table:table-cell>
        </table:table-row>
        <table:table-row table:style-name="ro1">
          <table:table-cell office:value-type="float" office:value="0.522720847412618">
            <text:p>0,5227</text:p>
          </table:table-cell>
          <table:table-cell office:value-type="float" office:value="0.647776914993301">
            <text:p>0,6478</text:p>
          </table:table-cell>
        </table:table-row>
        <table:table-row table:style-name="ro1">
          <table:table-cell office:value-type="float" office:value="0.33962590288013">
            <text:p>0,3396</text:p>
          </table:table-cell>
          <table:table-cell office:value-type="float" office:value="0.452072362415493">
            <text:p>0,4521</text:p>
          </table:table-cell>
        </table:table-row>
        <table:table-row table:style-name="ro1">
          <table:table-cell office:value-type="float" office:value="0.151256748251276">
            <text:p>0,1513</text:p>
          </table:table-cell>
          <table:table-cell office:value-type="float" office:value="0.165873440215364">
            <text:p>0,1659</text:p>
          </table:table-cell>
        </table:table-row>
        <table:table-row table:style-name="ro1">
          <table:table-cell office:value-type="float" office:value="0.224683695056795">
            <text:p>0,2247</text:p>
          </table:table-cell>
          <table:table-cell office:value-type="float" office:value="0.148803312564269">
            <text:p>0,1488</text:p>
          </table:table-cell>
        </table:table-row>
        <table:table-row table:style-name="ro1">
          <table:table-cell office:value-type="float" office:value="0.0914267840334777">
            <text:p>0,0914</text:p>
          </table:table-cell>
          <table:table-cell office:value-type="float" office:value="0.0644645965658128">
            <text:p>0,0645</text:p>
          </table:table-cell>
        </table:table-row>
        <table:table-row table:style-name="ro1">
          <table:table-cell office:value-type="float" office:value="0.38277969547373">
            <text:p>0,3828</text:p>
          </table:table-cell>
          <table:table-cell office:value-type="float" office:value="0.482809853274375">
            <text:p>0,4828</text:p>
          </table:table-cell>
        </table:table-row>
        <table:table-row table:style-name="ro1">
          <table:table-cell office:value-type="float" office:value="0.274066857916184">
            <text:p>0,2741</text:p>
          </table:table-cell>
          <table:table-cell office:value-type="float" office:value="0.211196868447587">
            <text:p>0,2112</text:p>
          </table:table-cell>
        </table:table-row>
        <table:table-row table:style-name="ro1">
          <table:table-cell office:value-type="float" office:value="0.161456249426804">
            <text:p>0,1615</text:p>
          </table:table-cell>
          <table:table-cell office:value-type="float" office:value="0.175205642124638">
            <text:p>0,1752</text:p>
          </table:table-cell>
        </table:table-row>
        <table:table-row table:style-name="ro1">
          <table:table-cell office:value-type="float" office:value="0.582138775078395">
            <text:p>0,5821</text:p>
          </table:table-cell>
          <table:table-cell office:value-type="float" office:value="0.784100832883269">
            <text:p>0,7841</text:p>
          </table:table-cell>
        </table:table-row>
        <table:table-row table:style-name="ro1">
          <table:table-cell office:value-type="float" office:value="0.387851943238026">
            <text:p>0,3879</text:p>
          </table:table-cell>
          <table:table-cell office:value-type="float" office:value="0.546277366112918">
            <text:p>0,5463</text:p>
          </table:table-cell>
        </table:table-row>
        <table:table-row table:style-name="ro1">
          <table:table-cell office:value-type="float" office:value="-0.0341544022170527">
            <text:p>-0,0342</text:p>
          </table:table-cell>
          <table:table-cell office:value-type="float" office:value="0.0129335816018283">
            <text:p>0,0129</text:p>
          </table:table-cell>
        </table:table-row>
        <table:table-row table:style-name="ro1">
          <table:table-cell office:value-type="float" office:value="0.22445270947655">
            <text:p>0,2245</text:p>
          </table:table-cell>
          <table:table-cell office:value-type="float" office:value="0.249074605526403">
            <text:p>0,2491</text:p>
          </table:table-cell>
        </table:table-row>
        <table:table-row table:style-name="ro1">
          <table:table-cell office:value-type="float" office:value="0.53756681317512">
            <text:p>0,5376</text:p>
          </table:table-cell>
          <table:table-cell office:value-type="float" office:value="0.533179045887664">
            <text:p>0,5332</text:p>
          </table:table-cell>
        </table:table-row>
        <table:table-row table:style-name="ro1">
          <table:table-cell office:value-type="float" office:value="0.466237730624427">
            <text:p>0,4662</text:p>
          </table:table-cell>
          <table:table-cell office:value-type="float" office:value="0.936067120637745">
            <text:p>0,9361</text:p>
          </table:table-cell>
        </table:table-row>
        <table:table-row table:style-name="ro1">
          <table:table-cell office:value-type="float" office:value="0.517851603247977">
            <text:p>0,5179</text:p>
          </table:table-cell>
          <table:table-cell office:value-type="float" office:value="0.932836905820295">
            <text:p>0,9328</text:p>
          </table:table-cell>
        </table:table-row>
        <table:table-row table:style-name="ro1">
          <table:table-cell office:value-type="float" office:value="0.0712285839993987">
            <text:p>0,0712</text:p>
          </table:table-cell>
          <table:table-cell office:value-type="float" office:value="0.0489951858762652">
            <text:p>0,0490</text:p>
          </table:table-cell>
        </table:table-row>
        <table:table-row table:style-name="ro1">
          <table:table-cell office:value-type="float" office:value="0.133180238397785">
            <text:p>0,1332</text:p>
          </table:table-cell>
          <table:table-cell office:value-type="float" office:value="0.074935965007171">
            <text:p>0,0749</text:p>
          </table:table-cell>
        </table:table-row>
        <table:table-row table:style-name="ro1">
          <table:table-cell office:value-type="float" office:value="0.529168993014374">
            <text:p>0,5292</text:p>
          </table:table-cell>
          <table:table-cell office:value-type="float" office:value="0.764726036693901">
            <text:p>0,7647</text:p>
          </table:table-cell>
        </table:table-row>
        <table:table-row table:style-name="ro1">
          <table:table-cell office:value-type="float" office:value="0.473618213279845">
            <text:p>0,4736</text:p>
          </table:table-cell>
          <table:table-cell office:value-type="float" office:value="0.928609678056091">
            <text:p>0,9286</text:p>
          </table:table-cell>
        </table:table-row>
        <table:table-row table:style-name="ro1">
          <table:table-cell office:value-type="float" office:value="0.521380980567621">
            <text:p>0,5214</text:p>
          </table:table-cell>
          <table:table-cell office:value-type="float" office:value="0.7622563065961">
            <text:p>0,7623</text:p>
          </table:table-cell>
        </table:table-row>
        <table:table-row table:style-name="ro1">
          <table:table-cell office:value-type="float" office:value="-0.00244410899895865">
            <text:p>-0,0024</text:p>
          </table:table-cell>
          <table:table-cell office:value-type="float" office:value="0.0407242374494672">
            <text:p>0,0407</text:p>
          </table:table-cell>
        </table:table-row>
        <table:table-row table:style-name="ro1">
          <table:table-cell office:value-type="float" office:value="0.476023286985748">
            <text:p>0,4760</text:p>
          </table:table-cell>
          <table:table-cell office:value-type="float" office:value="0.583377521950752">
            <text:p>0,5834</text:p>
          </table:table-cell>
        </table:table-row>
        <table:table-row table:style-name="ro1">
          <table:table-cell office:value-type="float" office:value="0.545517516509833">
            <text:p>0,5455</text:p>
          </table:table-cell>
          <table:table-cell office:value-type="float" office:value="0.997461517574266">
            <text:p>0,9975</text:p>
          </table:table-cell>
        </table:table-row>
        <table:table-row table:style-name="ro1">
          <table:table-cell office:value-type="float" office:value="0.14816714379709">
            <text:p>0,1482</text:p>
          </table:table-cell>
          <table:table-cell office:value-type="float" office:value="0.119014420313761">
            <text:p>0,1190</text:p>
          </table:table-cell>
        </table:table-row>
        <table:table-row table:style-name="ro1">
          <table:table-cell office:value-type="float" office:value="0.355802481738351">
            <text:p>0,3558</text:p>
          </table:table-cell>
          <table:table-cell office:value-type="float" office:value="0.373781302012503">
            <text:p>0,3738</text:p>
          </table:table-cell>
        </table:table-row>
        <table:table-row table:style-name="ro1">
          <table:table-cell office:value-type="float" office:value="0.357710161381321">
            <text:p>0,3577</text:p>
          </table:table-cell>
          <table:table-cell office:value-type="float" office:value="0.210454809945077">
            <text:p>0,2105</text:p>
          </table:table-cell>
        </table:table-row>
        <table:table-row table:style-name="ro1">
          <table:table-cell office:value-type="float" office:value="0.352440606324399">
            <text:p>0,3524</text:p>
          </table:table-cell>
          <table:table-cell office:value-type="float" office:value="0.292800216237083">
            <text:p>0,2928</text:p>
          </table:table-cell>
        </table:table-row>
        <table:table-row table:style-name="ro1">
          <table:table-cell office:value-type="float" office:value="0.39053501163791">
            <text:p>0,3905</text:p>
          </table:table-cell>
          <table:table-cell office:value-type="float" office:value="0.550112448632717">
            <text:p>0,5501</text:p>
          </table:table-cell>
        </table:table-row>
        <table:table-row table:style-name="ro1">
          <table:table-cell office:value-type="float" office:value="0.434911775619791">
            <text:p>0,4349</text:p>
          </table:table-cell>
          <table:table-cell office:value-type="float" office:value="0.50498409057036">
            <text:p>0,5050</text:p>
          </table:table-cell>
        </table:table-row>
        <table:table-row table:style-name="ro1">
          <table:table-cell office:value-type="float" office:value="0.487377219767728">
            <text:p>0,4874</text:p>
          </table:table-cell>
          <table:table-cell office:value-type="float" office:value="0.628850017208606">
            <text:p>0,6289</text:p>
          </table:table-cell>
        </table:table-row>
        <table:table-row table:style-name="ro1">
          <table:table-cell office:value-type="float" office:value="0.504633593559">
            <text:p>0,5046</text:p>
          </table:table-cell>
          <table:table-cell office:value-type="float" office:value="0.673425072338432">
            <text:p>0,6734</text:p>
          </table:table-cell>
        </table:table-row>
        <table:table-row table:style-name="ro1">
          <table:table-cell office:value-type="float" office:value="0.567748769914214">
            <text:p>0,5677</text:p>
          </table:table-cell>
          <table:table-cell office:value-type="float" office:value="0.993874233448878">
            <text:p>0,9939</text:p>
          </table:table-cell>
        </table:table-row>
        <table:table-row table:style-name="ro1">
          <table:table-cell office:value-type="float" office:value="0.263228251278072">
            <text:p>0,2632</text:p>
          </table:table-cell>
          <table:table-cell office:value-type="float" office:value="0.192326307995245">
            <text:p>0,1923</text:p>
          </table:table-cell>
        </table:table-row>
        <table:table-row table:style-name="ro1">
          <table:table-cell office:value-type="float" office:value="0.479426102849526">
            <text:p>0,4794</text:p>
          </table:table-cell>
          <table:table-cell office:value-type="float" office:value="0.643231073627248">
            <text:p>0,6432</text:p>
          </table:table-cell>
        </table:table-row>
        <table:table-row table:style-name="ro1">
          <table:table-cell office:value-type="float" office:value="0.521959889020057">
            <text:p>0,5220</text:p>
          </table:table-cell>
          <table:table-cell office:value-type="float" office:value="0.990640001138672">
            <text:p>0,9906</text:p>
          </table:table-cell>
        </table:table-row>
        <table:table-row table:style-name="ro1">
          <table:table-cell office:value-type="float" office:value="0.262826076634268">
            <text:p>0,2628</text:p>
          </table:table-cell>
          <table:table-cell office:value-type="float" office:value="0.1670455140993">
            <text:p>0,1670</text:p>
          </table:table-cell>
        </table:table-row>
        <table:table-row table:style-name="ro1">
          <table:table-cell office:value-type="float" office:value="0.607318392155179">
            <text:p>0,6073</text:p>
          </table:table-cell>
          <table:table-cell office:value-type="float" office:value="0.729481916408986">
            <text:p>0,7295</text:p>
          </table:table-cell>
        </table:table-row>
        <table:table-row table:style-name="ro1">
          <table:table-cell office:value-type="float" office:value="0.286213551257619">
            <text:p>0,2862</text:p>
          </table:table-cell>
          <table:table-cell office:value-type="float" office:value="0.296625728253275">
            <text:p>0,2966</text:p>
          </table:table-cell>
        </table:table-row>
        <table:table-row table:style-name="ro1">
          <table:table-cell office:value-type="float" office:value="0.339671580875987">
            <text:p>0,3397</text:p>
          </table:table-cell>
          <table:table-cell office:value-type="float" office:value="0.447539234533906">
            <text:p>0,4475</text:p>
          </table:table-cell>
        </table:table-row>
        <table:table-row table:style-name="ro1">
          <table:table-cell office:value-type="float" office:value="0.594130849871928">
            <text:p>0,5941</text:p>
          </table:table-cell>
          <table:table-cell office:value-type="float" office:value="0.788870127405971">
            <text:p>0,7889</text:p>
          </table:table-cell>
        </table:table-row>
        <table:table-row table:style-name="ro1">
          <table:table-cell office:value-type="float" office:value="0.441584998387846">
            <text:p>0,4416</text:p>
          </table:table-cell>
          <table:table-cell office:value-type="float" office:value="0.437762045999989">
            <text:p>0,4378</text:p>
          </table:table-cell>
        </table:table-row>
        <table:table-row table:style-name="ro1">
          <table:table-cell office:value-type="float" office:value="0.380338032493092">
            <text:p>0,3803</text:p>
          </table:table-cell>
          <table:table-cell office:value-type="float" office:value="0.427258970215917">
            <text:p>0,4273</text:p>
          </table:table-cell>
        </table:table-row>
        <table:table-row table:style-name="ro1">
          <table:table-cell office:value-type="float" office:value="0.309660989920044">
            <text:p>0,3097</text:p>
          </table:table-cell>
          <table:table-cell office:value-type="float" office:value="0.373838145751506">
            <text:p>0,3738</text:p>
          </table:table-cell>
        </table:table-row>
        <table:table-row table:style-name="ro1">
          <table:table-cell office:value-type="float" office:value="0.0242888690085486">
            <text:p>0,0243</text:p>
          </table:table-cell>
          <table:table-cell office:value-type="float" office:value="0.0407879403792322">
            <text:p>0,0408</text:p>
          </table:table-cell>
        </table:table-row>
        <table:table-row table:style-name="ro1">
          <table:table-cell office:value-type="float" office:value="0.568768054030549">
            <text:p>0,5688</text:p>
          </table:table-cell>
          <table:table-cell office:value-type="float" office:value="0.924868708476424">
            <text:p>0,9249</text:p>
          </table:table-cell>
        </table:table-row>
        <table:table-row table:style-name="ro1">
          <table:table-cell office:value-type="float" office:value="0.49248404181077">
            <text:p>0,4925</text:p>
          </table:table-cell>
          <table:table-cell office:value-type="float" office:value="0.553926647873595">
            <text:p>0,5539</text:p>
          </table:table-cell>
        </table:table-row>
        <table:table-row table:style-name="ro1">
          <table:table-cell office:value-type="float" office:value="0.259061085830258">
            <text:p>0,2591</text:p>
          </table:table-cell>
          <table:table-cell office:value-type="float" office:value="0.233413529582322">
            <text:p>0,2334</text:p>
          </table:table-cell>
        </table:table-row>
        <table:table-row table:style-name="ro1">
          <table:table-cell office:value-type="float" office:value="0.547151146362558">
            <text:p>0,5472</text:p>
          </table:table-cell>
          <table:table-cell office:value-type="float" office:value="0.54650881071575">
            <text:p>0,5465</text:p>
          </table:table-cell>
        </table:table-row>
        <table:table-row table:style-name="ro1">
          <table:table-cell office:value-type="float" office:value="0.346314988293061">
            <text:p>0,3463</text:p>
          </table:table-cell>
          <table:table-cell office:value-type="float" office:value="0.395740662701428">
            <text:p>0,3957</text:p>
          </table:table-cell>
        </table:table-row>
        <table:table-row table:style-name="ro1">
          <table:table-cell office:value-type="float" office:value="0.385367322193872">
            <text:p>0,3854</text:p>
          </table:table-cell>
          <table:table-cell office:value-type="float" office:value="0.401106026489288">
            <text:p>0,4011</text:p>
          </table:table-cell>
        </table:table-row>
        <table:table-row table:style-name="ro1">
          <table:table-cell office:value-type="float" office:value="0.236507344034503">
            <text:p>0,2365</text:p>
          </table:table-cell>
          <table:table-cell office:value-type="float" office:value="0.186328817857429">
            <text:p>0,1863</text:p>
          </table:table-cell>
        </table:table-row>
        <table:table-row table:style-name="ro1">
          <table:table-cell office:value-type="float" office:value="0.186786899950701">
            <text:p>0,1868</text:p>
          </table:table-cell>
          <table:table-cell office:value-type="float" office:value="0.171995373442769">
            <text:p>0,1720</text:p>
          </table:table-cell>
        </table:table-row>
        <table:table-row table:style-name="ro1">
          <table:table-cell office:value-type="float" office:value="0.233436024271889">
            <text:p>0,2334</text:p>
          </table:table-cell>
          <table:table-cell office:value-type="float" office:value="0.137602049158886">
            <text:p>0,1376</text:p>
          </table:table-cell>
        </table:table-row>
        <table:table-row table:style-name="ro1">
          <table:table-cell office:value-type="float" office:value="0.445283193056152">
            <text:p>0,4453</text:p>
          </table:table-cell>
          <table:table-cell office:value-type="float" office:value="0.336623288923874">
            <text:p>0,3366</text:p>
          </table:table-cell>
        </table:table-row>
        <table:table-row table:style-name="ro1">
          <table:table-cell office:value-type="float" office:value="0.109678093496401">
            <text:p>0,1097</text:p>
          </table:table-cell>
          <table:table-cell office:value-type="float" office:value="0.0654104754794389">
            <text:p>0,0654</text:p>
          </table:table-cell>
        </table:table-row>
        <table:table-row table:style-name="ro1">
          <table:table-cell office:value-type="float" office:value="0.45295225200241">
            <text:p>0,4530</text:p>
          </table:table-cell>
          <table:table-cell office:value-type="float" office:value="0.799806959461421">
            <text:p>0,7998</text:p>
          </table:table-cell>
        </table:table-row>
        <table:table-row table:style-name="ro1">
          <table:table-cell office:value-type="float" office:value="0.511211098406347">
            <text:p>0,5112</text:p>
          </table:table-cell>
          <table:table-cell office:value-type="float" office:value="0.685751931043342">
            <text:p>0,6858</text:p>
          </table:table-cell>
        </table:table-row>
        <table:table-row table:style-name="ro1">
          <table:table-cell office:value-type="float" office:value="0.504885950672625">
            <text:p>0,5049</text:p>
          </table:table-cell>
          <table:table-cell office:value-type="float" office:value="0.743102116975933">
            <text:p>0,7431</text:p>
          </table:table-cell>
        </table:table-row>
        <table:table-row table:style-name="ro1">
          <table:table-cell office:value-type="float" office:value="0.503856772177689">
            <text:p>0,5039</text:p>
          </table:table-cell>
          <table:table-cell office:value-type="float" office:value="0.650025655282661">
            <text:p>0,6500</text:p>
          </table:table-cell>
        </table:table-row>
        <table:table-row table:style-name="ro1">
          <table:table-cell office:value-type="float" office:value="0.420660836752693">
            <text:p>0,4207</text:p>
          </table:table-cell>
          <table:table-cell office:value-type="float" office:value="0.410381988156587">
            <text:p>0,4104</text:p>
          </table:table-cell>
        </table:table-row>
        <table:table-row table:style-name="ro1">
          <table:table-cell office:value-type="float" office:value="0.520629563636689">
            <text:p>0,5206</text:p>
          </table:table-cell>
          <table:table-cell office:value-type="float" office:value="0.570986084640026">
            <text:p>0,5710</text:p>
          </table:table-cell>
        </table:table-row>
        <table:table-row table:style-name="ro1">
          <table:table-cell office:value-type="float" office:value="0.481990268007697">
            <text:p>0,4820</text:p>
          </table:table-cell>
          <table:table-cell office:value-type="float" office:value="0.989262462127954">
            <text:p>0,9893</text:p>
          </table:table-cell>
        </table:table-row>
        <table:table-row table:style-name="ro1">
          <table:table-cell office:value-type="float" office:value="0.0039886155102885">
            <text:p>0,0040</text:p>
          </table:table-cell>
          <table:table-cell office:value-type="float" office:value="0.00576821784488857">
            <text:p>0,0058</text:p>
          </table:table-cell>
        </table:table-row>
        <table:table-row table:style-name="ro1">
          <table:table-cell office:value-type="float" office:value="0.519252717139844">
            <text:p>0,5193</text:p>
          </table:table-cell>
          <table:table-cell office:value-type="float" office:value="0.408329156925902">
            <text:p>0,4083</text:p>
          </table:table-cell>
        </table:table-row>
        <table:table-row table:style-name="ro1">
          <table:table-cell office:value-type="float" office:value="-0.0475633658063354">
            <text:p>-0,0476</text:p>
          </table:table-cell>
          <table:table-cell office:value-type="float" office:value="0.0145877606701106">
            <text:p>0,0146</text:p>
          </table:table-cell>
        </table:table-row>
        <table:table-row table:style-name="ro1">
          <table:table-cell office:value-type="float" office:value="0.596506091660675">
            <text:p>0,5965</text:p>
          </table:table-cell>
          <table:table-cell office:value-type="float" office:value="0.928028781199828">
            <text:p>0,9280</text:p>
          </table:table-cell>
        </table:table-row>
        <table:table-row table:style-name="ro1">
          <table:table-cell office:value-type="float" office:value="0.508197781584157">
            <text:p>0,5082</text:p>
          </table:table-cell>
          <table:table-cell office:value-type="float" office:value="0.682424624217674">
            <text:p>0,6824</text:p>
          </table:table-cell>
        </table:table-row>
        <table:table-row table:style-name="ro1">
          <table:table-cell office:value-type="float" office:value="0.594403298138752">
            <text:p>0,5944</text:p>
          </table:table-cell>
          <table:table-cell office:value-type="float" office:value="0.963238093769178">
            <text:p>0,9632</text:p>
          </table:table-cell>
        </table:table-row>
        <table:table-row table:style-name="ro1">
          <table:table-cell office:value-type="float" office:value="0.285721573202538">
            <text:p>0,2857</text:p>
          </table:table-cell>
          <table:table-cell office:value-type="float" office:value="0.209564479300752">
            <text:p>0,2096</text:p>
          </table:table-cell>
        </table:table-row>
        <table:table-row table:style-name="ro1">
          <table:table-cell office:value-type="float" office:value="0.375724313638909">
            <text:p>0,3757</text:p>
          </table:table-cell>
          <table:table-cell office:value-type="float" office:value="0.562566572334617">
            <text:p>0,5626</text:p>
          </table:table-cell>
        </table:table-row>
        <table:table-row table:style-name="ro1">
          <table:table-cell office:value-type="float" office:value="0.270137565068144">
            <text:p>0,2701</text:p>
          </table:table-cell>
          <table:table-cell office:value-type="float" office:value="0.297054408350959">
            <text:p>0,2971</text:p>
          </table:table-cell>
        </table:table-row>
        <table:table-row table:style-name="ro1">
          <table:table-cell office:value-type="float" office:value="0.513697211555013">
            <text:p>0,5137</text:p>
          </table:table-cell>
          <table:table-cell office:value-type="float" office:value="0.788492229301482">
            <text:p>0,7885</text:p>
          </table:table-cell>
        </table:table-row>
        <table:table-row table:style-name="ro1">
          <table:table-cell office:value-type="float" office:value="0.178308181617727">
            <text:p>0,1783</text:p>
          </table:table-cell>
          <table:table-cell office:value-type="float" office:value="0.14120642025955">
            <text:p>0,1412</text:p>
          </table:table-cell>
        </table:table-row>
        <table:table-row table:style-name="ro1">
          <table:table-cell office:value-type="float" office:value="0.245897462019495">
            <text:p>0,2459</text:p>
          </table:table-cell>
          <table:table-cell office:value-type="float" office:value="0.239675006596372">
            <text:p>0,2397</text:p>
          </table:table-cell>
        </table:table-row>
        <table:table-row table:style-name="ro1">
          <table:table-cell office:value-type="float" office:value="0.079219508435375">
            <text:p>0,0792</text:p>
          </table:table-cell>
          <table:table-cell office:value-type="float" office:value="0.0641270102933049">
            <text:p>0,0641</text:p>
          </table:table-cell>
        </table:table-row>
        <table:table-row table:style-name="ro1">
          <table:table-cell office:value-type="float" office:value="0.357773303123731">
            <text:p>0,3578</text:p>
          </table:table-cell>
          <table:table-cell office:value-type="float" office:value="0.352526863338426">
            <text:p>0,3525</text:p>
          </table:table-cell>
        </table:table-row>
        <table:table-row table:style-name="ro1">
          <table:table-cell office:value-type="float" office:value="0.139335348914091">
            <text:p>0,1393</text:p>
          </table:table-cell>
          <table:table-cell office:value-type="float" office:value="0.12371698115021">
            <text:p>0,1237</text:p>
          </table:table-cell>
        </table:table-row>
        <table:table-row table:style-name="ro1">
          <table:table-cell office:value-type="float" office:value="0.493070960085566">
            <text:p>0,4931</text:p>
          </table:table-cell>
          <table:table-cell office:value-type="float" office:value="0.933780321618542">
            <text:p>0,9338</text:p>
          </table:table-cell>
        </table:table-row>
        <table:table-row table:style-name="ro1">
          <table:table-cell office:value-type="float" office:value="0.0536567336010848">
            <text:p>0,0537</text:p>
          </table:table-cell>
          <table:table-cell office:value-type="float" office:value="0.0153015612158924">
            <text:p>0,0153</text:p>
          </table:table-cell>
        </table:table-row>
        <table:table-row table:style-name="ro1">
          <table:table-cell office:value-type="float" office:value="-0.0929212124555804">
            <text:p>-0,0929</text:p>
          </table:table-cell>
          <table:table-cell office:value-type="float" office:value="0.00961543363519013">
            <text:p>0,0096</text:p>
          </table:table-cell>
        </table:table-row>
        <table:table-row table:style-name="ro1">
          <table:table-cell office:value-type="float" office:value="0.358920108717265">
            <text:p>0,3589</text:p>
          </table:table-cell>
          <table:table-cell office:value-type="float" office:value="0.41422888613306">
            <text:p>0,4142</text:p>
          </table:table-cell>
        </table:table-row>
        <table:table-row table:style-name="ro1">
          <table:table-cell office:value-type="float" office:value="0.562618592750359">
            <text:p>0,5626</text:p>
          </table:table-cell>
          <table:table-cell office:value-type="float" office:value="0.691437103552744">
            <text:p>0,6914</text:p>
          </table:table-cell>
        </table:table-row>
        <table:table-row table:style-name="ro1">
          <table:table-cell office:value-type="float" office:value="0.652313449153121">
            <text:p>0,6523</text:p>
          </table:table-cell>
          <table:table-cell office:value-type="float" office:value="0.896760934498161">
            <text:p>0,8968</text:p>
          </table:table-cell>
        </table:table-row>
        <table:table-row table:style-name="ro1">
          <table:table-cell office:value-type="float" office:value="0.287334265878605">
            <text:p>0,2873</text:p>
          </table:table-cell>
          <table:table-cell office:value-type="float" office:value="0.231588802300394">
            <text:p>0,2316</text:p>
          </table:table-cell>
        </table:table-row>
        <table:table-row table:style-name="ro1">
          <table:table-cell office:value-type="float" office:value="0.181301862421841">
            <text:p>0,1813</text:p>
          </table:table-cell>
          <table:table-cell office:value-type="float" office:value="0.169148142682388">
            <text:p>0,1691</text:p>
          </table:table-cell>
        </table:table-row>
        <table:table-row table:style-name="ro1">
          <table:table-cell office:value-type="float" office:value="0.294447475389515">
            <text:p>0,2944</text:p>
          </table:table-cell>
          <table:table-cell office:value-type="float" office:value="0.331955820554867">
            <text:p>0,3320</text:p>
          </table:table-cell>
        </table:table-row>
        <table:table-row table:style-name="ro1">
          <table:table-cell office:value-type="float" office:value="0.1506557068427">
            <text:p>0,1507</text:p>
          </table:table-cell>
          <table:table-cell office:value-type="float" office:value="0.0364476402755827">
            <text:p>0,0364</text:p>
          </table:table-cell>
        </table:table-row>
        <table:table-row table:style-name="ro1">
          <table:table-cell office:value-type="float" office:value="0.467792278262463">
            <text:p>0,4678</text:p>
          </table:table-cell>
          <table:table-cell office:value-type="float" office:value="0.71318522025831">
            <text:p>0,7132</text:p>
          </table:table-cell>
        </table:table-row>
        <table:table-row table:style-name="ro1">
          <table:table-cell office:value-type="float" office:value="0.465187530124321">
            <text:p>0,4652</text:p>
          </table:table-cell>
          <table:table-cell office:value-type="float" office:value="0.439268313348293">
            <text:p>0,4393</text:p>
          </table:table-cell>
        </table:table-row>
        <table:table-row table:style-name="ro1">
          <table:table-cell office:value-type="float" office:value="0.545971082356352">
            <text:p>0,5460</text:p>
          </table:table-cell>
          <table:table-cell office:value-type="float" office:value="0.665154049638659">
            <text:p>0,6652</text:p>
          </table:table-cell>
        </table:table-row>
        <table:table-row table:style-name="ro1">
          <table:table-cell office:value-type="float" office:value="0.466097265850312">
            <text:p>0,4661</text:p>
          </table:table-cell>
          <table:table-cell office:value-type="float" office:value="0.467212371528149">
            <text:p>0,4672</text:p>
          </table:table-cell>
        </table:table-row>
        <table:table-row table:style-name="ro1">
          <table:table-cell office:value-type="float" office:value="0.147002002593199">
            <text:p>0,1470</text:p>
          </table:table-cell>
          <table:table-cell office:value-type="float" office:value="0.0873901778832078">
            <text:p>0,0874</text:p>
          </table:table-cell>
        </table:table-row>
        <table:table-row table:style-name="ro1">
          <table:table-cell office:value-type="float" office:value="0.221366580177273">
            <text:p>0,2214</text:p>
          </table:table-cell>
          <table:table-cell office:value-type="float" office:value="0.216697369236499">
            <text:p>0,2167</text:p>
          </table:table-cell>
        </table:table-row>
        <table:table-row table:style-name="ro1">
          <table:table-cell office:value-type="float" office:value="0.406454873466412">
            <text:p>0,4065</text:p>
          </table:table-cell>
          <table:table-cell office:value-type="float" office:value="0.669670320581645">
            <text:p>0,6697</text:p>
          </table:table-cell>
        </table:table-row>
        <table:table-row table:style-name="ro1">
          <table:table-cell office:value-type="float" office:value="0.576511235965872">
            <text:p>0,5765</text:p>
          </table:table-cell>
          <table:table-cell office:value-type="float" office:value="0.911602033767849">
            <text:p>0,9116</text:p>
          </table:table-cell>
        </table:table-row>
        <table:table-row table:style-name="ro1">
          <table:table-cell office:value-type="float" office:value="0.602250132100884">
            <text:p>0,6023</text:p>
          </table:table-cell>
          <table:table-cell office:value-type="float" office:value="0.974233635002747">
            <text:p>0,9742</text:p>
          </table:table-cell>
        </table:table-row>
        <table:table-row table:style-name="ro1">
          <table:table-cell office:value-type="float" office:value="0.476822641087251">
            <text:p>0,4768</text:p>
          </table:table-cell>
          <table:table-cell office:value-type="float" office:value="0.580225934041664">
            <text:p>0,5802</text:p>
          </table:table-cell>
        </table:table-row>
        <table:table-row table:style-name="ro1">
          <table:table-cell office:value-type="float" office:value="0.389622925176313">
            <text:p>0,3896</text:p>
          </table:table-cell>
          <table:table-cell office:value-type="float" office:value="0.360907442867756">
            <text:p>0,3609</text:p>
          </table:table-cell>
        </table:table-row>
        <table:table-row table:style-name="ro1">
          <table:table-cell office:value-type="float" office:value="-0.00421423015282978">
            <text:p>-0,0042</text:p>
          </table:table-cell>
          <table:table-cell office:value-type="float" office:value="0.00685701635666192">
            <text:p>0,0069</text:p>
          </table:table-cell>
        </table:table-row>
        <table:table-row table:style-name="ro1">
          <table:table-cell office:value-type="float" office:value="0.419054024295868">
            <text:p>0,4191</text:p>
          </table:table-cell>
          <table:table-cell office:value-type="float" office:value="0.420099015813321">
            <text:p>0,4201</text:p>
          </table:table-cell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table:number-columns-repeated="2"/>
        </table:table-row>
      </table:table>
      <table:table table:name="Simulation 2" table:style-name="ta1" table:print="false">
        <table:table-column table:style-name="co1" table:number-columns-repeated="3" table:default-cell-style-name="ce2"/>
        <table:table-row table:style-name="ro1">
          <table:table-cell table:style-name="ce3" office:value-type="string">
            <text:p>Y2</text:p>
          </table:table-cell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</table:table-row>
        <table:table-row table:style-name="ro1">
          <table:table-cell office:value-type="float" office:value="1.72958228302219">
            <text:p>1,7296</text:p>
          </table:table-cell>
          <table:table-cell office:value-type="float" office:value="0.647776914993301">
            <text:p>0,6478</text:p>
          </table:table-cell>
          <table:table-cell office:value-type="float" office:value="0.706514524761587">
            <text:p>0,7065</text:p>
          </table:table-cell>
        </table:table-row>
        <table:table-row table:style-name="ro1">
          <table:table-cell office:value-type="float" office:value="1.22402353227328">
            <text:p>1,2240</text:p>
          </table:table-cell>
          <table:table-cell office:value-type="float" office:value="0.452072362415493">
            <text:p>0,4521</text:p>
          </table:table-cell>
          <table:table-cell office:value-type="float" office:value="0.0321591668762267">
            <text:p>0,0322</text:p>
          </table:table-cell>
        </table:table-row>
        <table:table-row table:style-name="ro1">
          <table:table-cell office:value-type="float" office:value="1.31878165325056">
            <text:p>1,3188</text:p>
          </table:table-cell>
          <table:table-cell office:value-type="float" office:value="0.165873440215364">
            <text:p>0,1659</text:p>
          </table:table-cell>
          <table:table-cell office:value-type="float" office:value="0.613114403793588">
            <text:p>0,6131</text:p>
          </table:table-cell>
        </table:table-row>
        <table:table-row table:style-name="ro1">
          <table:table-cell office:value-type="float" office:value="1.41845500518885">
            <text:p>1,4185</text:p>
          </table:table-cell>
          <table:table-cell office:value-type="float" office:value="0.148803312564269">
            <text:p>0,1488</text:p>
          </table:table-cell>
          <table:table-cell office:value-type="float" office:value="0.675089940894395">
            <text:p>0,6751</text:p>
          </table:table-cell>
        </table:table-row>
        <table:table-row table:style-name="ro1">
          <table:table-cell office:value-type="float" office:value="1.31964985725147">
            <text:p>1,3196</text:p>
          </table:table-cell>
          <table:table-cell office:value-type="float" office:value="0.0644645965658128">
            <text:p>0,0645</text:p>
          </table:table-cell>
          <table:table-cell office:value-type="float" office:value="0.75853191758506">
            <text:p>0,7585</text:p>
          </table:table-cell>
        </table:table-row>
        <table:table-row table:style-name="ro1">
          <table:table-cell office:value-type="float" office:value="1.58231680870332">
            <text:p>1,5823</text:p>
          </table:table-cell>
          <table:table-cell office:value-type="float" office:value="0.482809853274375">
            <text:p>0,4828</text:p>
          </table:table-cell>
          <table:table-cell office:value-type="float" office:value="0.688889286015183">
            <text:p>0,6889</text:p>
          </table:table-cell>
        </table:table-row>
        <table:table-row table:style-name="ro1">
          <table:table-cell office:value-type="float" office:value="1.50505369642377">
            <text:p>1,5051</text:p>
          </table:table-cell>
          <table:table-cell office:value-type="float" office:value="0.211196868447587">
            <text:p>0,2112</text:p>
          </table:table-cell>
          <table:table-cell office:value-type="float" office:value="0.765328596578911">
            <text:p>0,7653</text:p>
          </table:table-cell>
        </table:table-row>
        <table:table-row table:style-name="ro1">
          <table:table-cell office:value-type="float" office:value="1.08436144433071">
            <text:p>1,0844</text:p>
          </table:table-cell>
          <table:table-cell office:value-type="float" office:value="0.175205642124638">
            <text:p>0,1752</text:p>
          </table:table-cell>
          <table:table-cell office:value-type="float" office:value="0.101753998780623">
            <text:p>0,1018</text:p>
          </table:table-cell>
        </table:table-row>
        <table:table-row table:style-name="ro1">
          <table:table-cell office:value-type="float" office:value="1.52199596613191">
            <text:p>1,5220</text:p>
          </table:table-cell>
          <table:table-cell office:value-type="float" office:value="0.784100832883269">
            <text:p>0,7841</text:p>
          </table:table-cell>
          <table:table-cell office:value-type="float" office:value="0.133331539575011">
            <text:p>0,1333</text:p>
          </table:table-cell>
        </table:table-row>
        <table:table-row table:style-name="ro1">
          <table:table-cell office:value-type="float" office:value="1.3616844454948">
            <text:p>1,3617</text:p>
          </table:table-cell>
          <table:table-cell office:value-type="float" office:value="0.546277366112918">
            <text:p>0,5463</text:p>
          </table:table-cell>
          <table:table-cell office:value-type="float" office:value="0.198349742451683">
            <text:p>0,1983</text:p>
          </table:table-cell>
        </table:table-row>
        <table:table-row table:style-name="ro1">
          <table:table-cell office:value-type="float" office:value="1.1397410108288">
            <text:p>1,1397</text:p>
          </table:table-cell>
          <table:table-cell office:value-type="float" office:value="0.0129335816018283">
            <text:p>0,0129</text:p>
          </table:table-cell>
          <table:table-cell office:value-type="float" office:value="0.62803044077009">
            <text:p>0,6280</text:p>
          </table:table-cell>
        </table:table-row>
        <table:table-row table:style-name="ro1">
          <table:table-cell office:value-type="float" office:value="1.28959351293863">
            <text:p>1,2896</text:p>
          </table:table-cell>
          <table:table-cell office:value-type="float" office:value="0.249074605526403">
            <text:p>0,2491</text:p>
          </table:table-cell>
          <table:table-cell office:value-type="float" office:value="0.384524931199849">
            <text:p>0,3845</text:p>
          </table:table-cell>
        </table:table-row>
        <table:table-row table:style-name="ro1">
          <table:table-cell office:value-type="float" office:value="1.57754965393523">
            <text:p>1,5775</text:p>
          </table:table-cell>
          <table:table-cell office:value-type="float" office:value="0.533179045887664">
            <text:p>0,5332</text:p>
          </table:table-cell>
          <table:table-cell office:value-type="float" office:value="0.331564309075475">
            <text:p>0,3316</text:p>
          </table:table-cell>
        </table:table-row>
        <table:table-row table:style-name="ro1">
          <table:table-cell office:value-type="float" office:value="1.64185566602114">
            <text:p>1,6419</text:p>
          </table:table-cell>
          <table:table-cell office:value-type="float" office:value="0.936067120637745">
            <text:p>0,9361</text:p>
          </table:table-cell>
          <table:table-cell office:value-type="float" office:value="0.632077530026436">
            <text:p>0,6321</text:p>
          </table:table-cell>
        </table:table-row>
        <table:table-row table:style-name="ro1">
          <table:table-cell office:value-type="float" office:value="1.72978728086025">
            <text:p>1,7298</text:p>
          </table:table-cell>
          <table:table-cell office:value-type="float" office:value="0.932836905820295">
            <text:p>0,9328</text:p>
          </table:table-cell>
          <table:table-cell office:value-type="float" office:value="0.71878808666952">
            <text:p>0,7188</text:p>
          </table:table-cell>
        </table:table-row>
        <table:table-row table:style-name="ro1">
          <table:table-cell office:value-type="float" office:value="1.25326911755773">
            <text:p>1,2533</text:p>
          </table:table-cell>
          <table:table-cell office:value-type="float" office:value="0.0489951858762652">
            <text:p>0,0490</text:p>
          </table:table-cell>
          <table:table-cell office:value-type="float" office:value="0.647219822974876">
            <text:p>0,6472</text:p>
          </table:table-cell>
        </table:table-row>
        <table:table-row table:style-name="ro1">
          <table:table-cell office:value-type="float" office:value="1.40600016991393">
            <text:p>1,4060</text:p>
          </table:table-cell>
          <table:table-cell office:value-type="float" office:value="0.074935965007171">
            <text:p>0,0749</text:p>
          </table:table-cell>
          <table:table-cell office:value-type="float" office:value="0.87007057806477">
            <text:p>0,8701</text:p>
          </table:table-cell>
        </table:table-row>
        <table:table-row table:style-name="ro1">
          <table:table-cell office:value-type="float" office:value="1.80500987736712">
            <text:p>1,8050</text:p>
          </table:table-cell>
          <table:table-cell office:value-type="float" office:value="0.764726036693901">
            <text:p>0,7647</text:p>
          </table:table-cell>
          <table:table-cell office:value-type="float" office:value="0.877769962185994">
            <text:p>0,8778</text:p>
          </table:table-cell>
        </table:table-row>
        <table:table-row table:style-name="ro1">
          <table:table-cell office:value-type="float" office:value="1.79180825102851">
            <text:p>1,7918</text:p>
          </table:table-cell>
          <table:table-cell office:value-type="float" office:value="0.928609678056091">
            <text:p>0,9286</text:p>
          </table:table-cell>
          <table:table-cell office:value-type="float" office:value="0.987624975619838">
            <text:p>0,9876</text:p>
          </table:table-cell>
        </table:table-row>
        <table:table-row table:style-name="ro1">
          <table:table-cell office:value-type="float" office:value="1.75224113279605">
            <text:p>1,7522</text:p>
          </table:table-cell>
          <table:table-cell office:value-type="float" office:value="0.7622563065961">
            <text:p>0,7623</text:p>
          </table:table-cell>
          <table:table-cell office:value-type="float" office:value="0.765016714343801">
            <text:p>0,7650</text:p>
          </table:table-cell>
        </table:table-row>
        <table:table-row table:style-name="ro1">
          <table:table-cell office:value-type="float" office:value="1.04930278942995">
            <text:p>1,0493</text:p>
          </table:table-cell>
          <table:table-cell office:value-type="float" office:value="0.0407242374494672">
            <text:p>0,0407</text:p>
          </table:table-cell>
          <table:table-cell office:value-type="float" office:value="0.356171538354829">
            <text:p>0,3562</text:p>
          </table:table-cell>
        </table:table-row>
        <table:table-row table:style-name="ro1">
          <table:table-cell office:value-type="float" office:value="1.67428848777841">
            <text:p>1,6743</text:p>
          </table:table-cell>
          <table:table-cell office:value-type="float" office:value="0.583377521950752">
            <text:p>0,5834</text:p>
          </table:table-cell>
          <table:table-cell office:value-type="float" office:value="0.68583949143067">
            <text:p>0,6858</text:p>
          </table:table-cell>
        </table:table-row>
        <table:table-row table:style-name="ro1">
          <table:table-cell office:value-type="float" office:value="1.78215555124583">
            <text:p>1,7822</text:p>
          </table:table-cell>
          <table:table-cell office:value-type="float" office:value="0.997461517574266">
            <text:p>0,9975</text:p>
          </table:table-cell>
          <table:table-cell office:value-type="float" office:value="0.779273628955707">
            <text:p>0,7793</text:p>
          </table:table-cell>
        </table:table-row>
        <table:table-row table:style-name="ro1">
          <table:table-cell office:value-type="float" office:value="1.20985150964528">
            <text:p>1,2099</text:p>
          </table:table-cell>
          <table:table-cell office:value-type="float" office:value="0.119014420313761">
            <text:p>0,1190</text:p>
          </table:table-cell>
          <table:table-cell office:value-type="float" office:value="0.377173692686483">
            <text:p>0,3772</text:p>
          </table:table-cell>
        </table:table-row>
        <table:table-row table:style-name="ro1">
          <table:table-cell office:value-type="float" office:value="1.36438355832617">
            <text:p>1,3644</text:p>
          </table:table-cell>
          <table:table-cell office:value-type="float" office:value="0.373781302012503">
            <text:p>0,3738</text:p>
          </table:table-cell>
          <table:table-cell office:value-type="float" office:value="0.267235788051039">
            <text:p>0,2672</text:p>
          </table:table-cell>
        </table:table-row>
        <table:table-row table:style-name="ro1">
          <table:table-cell office:value-type="float" office:value="1.40623249017587">
            <text:p>1,4062</text:p>
          </table:table-cell>
          <table:table-cell office:value-type="float" office:value="0.210454809945077">
            <text:p>0,2105</text:p>
          </table:table-cell>
          <table:table-cell office:value-type="float" office:value="0.349399073980749">
            <text:p>0,3494</text:p>
          </table:table-cell>
        </table:table-row>
        <table:table-row table:style-name="ro1">
          <table:table-cell office:value-type="float" office:value="1.35263310532757">
            <text:p>1,3526</text:p>
          </table:table-cell>
          <table:table-cell office:value-type="float" office:value="0.292800216237083">
            <text:p>0,2928</text:p>
          </table:table-cell>
          <table:table-cell office:value-type="float" office:value="0.250385035062209">
            <text:p>0,2504</text:p>
          </table:table-cell>
        </table:table-row>
        <table:table-row table:style-name="ro1">
          <table:table-cell office:value-type="float" office:value="1.67056403330608">
            <text:p>1,6706</text:p>
          </table:table-cell>
          <table:table-cell office:value-type="float" office:value="0.550112448632717">
            <text:p>0,5501</text:p>
          </table:table-cell>
          <table:table-cell office:value-type="float" office:value="0.888474296312779">
            <text:p>0,8885</text:p>
          </table:table-cell>
        </table:table-row>
        <table:table-row table:style-name="ro1">
          <table:table-cell office:value-type="float" office:value="1.40442161374273">
            <text:p>1,4044</text:p>
          </table:table-cell>
          <table:table-cell office:value-type="float" office:value="0.50498409057036">
            <text:p>0,5050</text:p>
          </table:table-cell>
          <table:table-cell office:value-type="float" office:value="0.189949326217175">
            <text:p>0,1899</text:p>
          </table:table-cell>
        </table:table-row>
        <table:table-row table:style-name="ro1">
          <table:table-cell office:value-type="float" office:value="1.65772324861505">
            <text:p>1,6577</text:p>
          </table:table-cell>
          <table:table-cell office:value-type="float" office:value="0.628850017208606">
            <text:p>0,6289</text:p>
          </table:table-cell>
          <table:table-cell office:value-type="float" office:value="0.619709827238694">
            <text:p>0,6197</text:p>
          </table:table-cell>
        </table:table-row>
        <table:table-row table:style-name="ro1">
          <table:table-cell office:value-type="float" office:value="1.59943752121761">
            <text:p>1,5994</text:p>
          </table:table-cell>
          <table:table-cell office:value-type="float" office:value="0.673425072338432">
            <text:p>0,6734</text:p>
          </table:table-cell>
          <table:table-cell office:value-type="float" office:value="0.44859564001672">
            <text:p>0,4486</text:p>
          </table:table-cell>
        </table:table-row>
        <table:table-row table:style-name="ro1">
          <table:table-cell office:value-type="float" office:value="1.72416761412168">
            <text:p>1,7242</text:p>
          </table:table-cell>
          <table:table-cell office:value-type="float" office:value="0.993874233448878">
            <text:p>0,9939</text:p>
          </table:table-cell>
          <table:table-cell office:value-type="float" office:value="0.587304543238133">
            <text:p>0,5873</text:p>
          </table:table-cell>
        </table:table-row>
        <table:table-row table:style-name="ro1">
          <table:table-cell office:value-type="float" office:value="1.19911815444547">
            <text:p>1,1991</text:p>
          </table:table-cell>
          <table:table-cell office:value-type="float" office:value="0.192326307995245">
            <text:p>0,1923</text:p>
          </table:table-cell>
          <table:table-cell office:value-type="float" office:value="0.125889910850674">
            <text:p>0,1259</text:p>
          </table:table-cell>
        </table:table-row>
        <table:table-row table:style-name="ro1">
          <table:table-cell office:value-type="float" office:value="1.36484055163627">
            <text:p>1,3648</text:p>
          </table:table-cell>
          <table:table-cell office:value-type="float" office:value="0.643231073627248">
            <text:p>0,6432</text:p>
          </table:table-cell>
          <table:table-cell office:value-type="float" office:value="0.0339587461203337">
            <text:p>0,0340</text:p>
          </table:table-cell>
        </table:table-row>
        <table:table-row table:style-name="ro1">
          <table:table-cell office:value-type="float" office:value="1.80413742342451">
            <text:p>1,8041</text:p>
          </table:table-cell>
          <table:table-cell office:value-type="float" office:value="0.990640001138672">
            <text:p>0,9906</text:p>
          </table:table-cell>
          <table:table-cell office:value-type="float" office:value="0.893979229731485">
            <text:p>0,8940</text:p>
          </table:table-cell>
        </table:table-row>
        <table:table-row table:style-name="ro1">
          <table:table-cell office:value-type="float" office:value="1.27526788753282">
            <text:p>1,2753</text:p>
          </table:table-cell>
          <table:table-cell office:value-type="float" office:value="0.1670455140993">
            <text:p>0,1670</text:p>
          </table:table-cell>
          <table:table-cell office:value-type="float" office:value="0.27503842045553">
            <text:p>0,2750</text:p>
          </table:table-cell>
        </table:table-row>
        <table:table-row table:style-name="ro1">
          <table:table-cell office:value-type="float" office:value="1.54001422526088">
            <text:p>1,5400</text:p>
          </table:table-cell>
          <table:table-cell office:value-type="float" office:value="0.729481916408986">
            <text:p>0,7295</text:p>
          </table:table-cell>
          <table:table-cell office:value-type="float" office:value="0.119921517092735">
            <text:p>0,1199</text:p>
          </table:table-cell>
        </table:table-row>
        <table:table-row table:style-name="ro1">
          <table:table-cell office:value-type="float" office:value="1.59069011094549">
            <text:p>1,5907</text:p>
          </table:table-cell>
          <table:table-cell office:value-type="float" office:value="0.296625728253275">
            <text:p>0,2966</text:p>
          </table:table-cell>
          <table:table-cell office:value-type="float" office:value="0.951659094775096">
            <text:p>0,9517</text:p>
          </table:table-cell>
        </table:table-row>
        <table:table-row table:style-name="ro1">
          <table:table-cell office:value-type="float" office:value="1.6545975621591">
            <text:p>1,6546</text:p>
          </table:table-cell>
          <table:table-cell office:value-type="float" office:value="0.447539234533906">
            <text:p>0,4475</text:p>
          </table:table-cell>
          <table:table-cell office:value-type="float" office:value="0.979030336253345">
            <text:p>0,9790</text:p>
          </table:table-cell>
        </table:table-row>
        <table:table-row table:style-name="ro1">
          <table:table-cell office:value-type="float" office:value="1.70633202278373">
            <text:p>1,7063</text:p>
          </table:table-cell>
          <table:table-cell office:value-type="float" office:value="0.788870127405971">
            <text:p>0,7889</text:p>
          </table:table-cell>
          <table:table-cell office:value-type="float" office:value="0.486991449026391">
            <text:p>0,4870</text:p>
          </table:table-cell>
        </table:table-row>
        <table:table-row table:style-name="ro1">
          <table:table-cell office:value-type="float" office:value="1.5034000167483">
            <text:p>1,5034</text:p>
          </table:table-cell>
          <table:table-cell office:value-type="float" office:value="0.437762045999989">
            <text:p>0,4378</text:p>
          </table:table-cell>
          <table:table-cell office:value-type="float" office:value="0.3774511332158">
            <text:p>0,3775</text:p>
          </table:table-cell>
        </table:table-row>
        <table:table-row table:style-name="ro1">
          <table:table-cell office:value-type="float" office:value="1.64389339263683">
            <text:p>1,6439</text:p>
          </table:table-cell>
          <table:table-cell office:value-type="float" office:value="0.427258970215917">
            <text:p>0,4273</text:p>
          </table:table-cell>
          <table:table-cell office:value-type="float" office:value="0.84657214814797">
            <text:p>0,8466</text:p>
          </table:table-cell>
        </table:table-row>
        <table:table-row table:style-name="ro1">
          <table:table-cell office:value-type="float" office:value="1.52455286339294">
            <text:p>1,5246</text:p>
          </table:table-cell>
          <table:table-cell office:value-type="float" office:value="0.373838145751506">
            <text:p>0,3738</text:p>
          </table:table-cell>
          <table:table-cell office:value-type="float" office:value="0.725962264230475">
            <text:p>0,7260</text:p>
          </table:table-cell>
        </table:table-row>
        <table:table-row table:style-name="ro1">
          <table:table-cell office:value-type="float" office:value="1.29674326498489">
            <text:p>1,2967</text:p>
          </table:table-cell>
          <table:table-cell office:value-type="float" office:value="0.0407879403792322">
            <text:p>0,0408</text:p>
          </table:table-cell>
          <table:table-cell office:value-type="float" office:value="0.869140189839527">
            <text:p>0,8691</text:p>
          </table:table-cell>
        </table:table-row>
        <table:table-row table:style-name="ro1">
          <table:table-cell office:value-type="float" office:value="1.52634412650426">
            <text:p>1,5263</text:p>
          </table:table-cell>
          <table:table-cell office:value-type="float" office:value="0.924868708476424">
            <text:p>0,9249</text:p>
          </table:table-cell>
          <table:table-cell office:value-type="float" office:value="0.166951934574172">
            <text:p>0,1670</text:p>
          </table:table-cell>
        </table:table-row>
        <table:table-row table:style-name="ro1">
          <table:table-cell office:value-type="float" office:value="1.54531901966791">
            <text:p>1,5453</text:p>
          </table:table-cell>
          <table:table-cell office:value-type="float" office:value="0.553926647873595">
            <text:p>0,5539</text:p>
          </table:table-cell>
          <table:table-cell office:value-type="float" office:value="0.358461490599439">
            <text:p>0,3585</text:p>
          </table:table-cell>
        </table:table-row>
        <table:table-row table:style-name="ro1">
          <table:table-cell office:value-type="float" office:value="1.15316585442036">
            <text:p>1,1532</text:p>
          </table:table-cell>
          <table:table-cell office:value-type="float" office:value="0.233413529582322">
            <text:p>0,2334</text:p>
          </table:table-cell>
          <table:table-cell office:value-type="float" office:value="0.0494233372155577">
            <text:p>0,0494</text:p>
          </table:table-cell>
        </table:table-row>
        <table:table-row table:style-name="ro1">
          <table:table-cell office:value-type="float" office:value="1.84394122850744">
            <text:p>1,8439</text:p>
          </table:table-cell>
          <table:table-cell office:value-type="float" office:value="0.54650881071575">
            <text:p>0,5465</text:p>
          </table:table-cell>
          <table:table-cell office:value-type="float" office:value="0.931664517149329">
            <text:p>0,9317</text:p>
          </table:table-cell>
        </table:table-row>
        <table:table-row table:style-name="ro1">
          <table:table-cell office:value-type="float" office:value="1.43493352033744">
            <text:p>1,4349</text:p>
          </table:table-cell>
          <table:table-cell office:value-type="float" office:value="0.395740662701428">
            <text:p>0,3957</text:p>
          </table:table-cell>
          <table:table-cell office:value-type="float" office:value="0.435090308310464">
            <text:p>0,4351</text:p>
          </table:table-cell>
        </table:table-row>
        <table:table-row table:style-name="ro1">
          <table:table-cell office:value-type="float" office:value="1.45092869984807">
            <text:p>1,4509</text:p>
          </table:table-cell>
          <table:table-cell office:value-type="float" office:value="0.401106026489288">
            <text:p>0,4011</text:p>
          </table:table-cell>
          <table:table-cell office:value-type="float" office:value="0.385421049548313">
            <text:p>0,3854</text:p>
          </table:table-cell>
        </table:table-row>
        <table:table-row table:style-name="ro1">
          <table:table-cell office:value-type="float" office:value="1.42456276570449">
            <text:p>1,4246</text:p>
          </table:table-cell>
          <table:table-cell office:value-type="float" office:value="0.186328817857429">
            <text:p>0,1863</text:p>
          </table:table-cell>
          <table:table-cell office:value-type="float" office:value="0.661475684959441">
            <text:p>0,6615</text:p>
          </table:table-cell>
        </table:table-row>
        <table:table-row table:style-name="ro1">
          <table:table-cell office:value-type="float" office:value="1.41654533770932">
            <text:p>1,4165</text:p>
          </table:table-cell>
          <table:table-cell office:value-type="float" office:value="0.171995373442769">
            <text:p>0,1720</text:p>
          </table:table-cell>
          <table:table-cell office:value-type="float" office:value="0.762305815238506">
            <text:p>0,7623</text:p>
          </table:table-cell>
        </table:table-row>
        <table:table-row table:style-name="ro1">
          <table:table-cell office:value-type="float" office:value="1.50527913960134">
            <text:p>1,5053</text:p>
          </table:table-cell>
          <table:table-cell office:value-type="float" office:value="0.137602049158886">
            <text:p>0,1376</text:p>
          </table:table-cell>
          <table:table-cell office:value-type="float" office:value="0.867584910010919">
            <text:p>0,8676</text:p>
          </table:table-cell>
        </table:table-row>
        <table:table-row table:style-name="ro1">
          <table:table-cell office:value-type="float" office:value="1.70476802827908">
            <text:p>1,7048</text:p>
          </table:table-cell>
          <table:table-cell office:value-type="float" office:value="0.336623288923874">
            <text:p>0,3366</text:p>
          </table:table-cell>
          <table:table-cell office:value-type="float" office:value="0.836302050156519">
            <text:p>0,8363</text:p>
          </table:table-cell>
        </table:table-row>
        <table:table-row table:style-name="ro1">
          <table:table-cell office:value-type="float" office:value="1.35273467738659">
            <text:p>1,3527</text:p>
          </table:table-cell>
          <table:table-cell office:value-type="float" office:value="0.0654104754794389">
            <text:p>0,0654</text:p>
          </table:table-cell>
          <table:table-cell office:value-type="float" office:value="0.795189670752734">
            <text:p>0,7952</text:p>
          </table:table-cell>
        </table:table-row>
        <table:table-row table:style-name="ro1">
          <table:table-cell office:value-type="float" office:value="1.52648184238629">
            <text:p>1,5265</text:p>
          </table:table-cell>
          <table:table-cell office:value-type="float" office:value="0.799806959461421">
            <text:p>0,7998</text:p>
          </table:table-cell>
          <table:table-cell office:value-type="float" office:value="0.402465781429783">
            <text:p>0,4025</text:p>
          </table:table-cell>
        </table:table-row>
        <table:table-row table:style-name="ro1">
          <table:table-cell office:value-type="float" office:value="1.56117837201491">
            <text:p>1,5612</text:p>
          </table:table-cell>
          <table:table-cell office:value-type="float" office:value="0.685751931043342">
            <text:p>0,6858</text:p>
          </table:table-cell>
          <table:table-cell office:value-type="float" office:value="0.352431275648996">
            <text:p>0,3524</text:p>
          </table:table-cell>
        </table:table-row>
        <table:table-row table:style-name="ro1">
          <table:table-cell office:value-type="float" office:value="1.69021149876061">
            <text:p>1,6902</text:p>
          </table:table-cell>
          <table:table-cell office:value-type="float" office:value="0.743102116975933">
            <text:p>0,7431</text:p>
          </table:table-cell>
          <table:table-cell office:value-type="float" office:value="0.654996654950082">
            <text:p>0,6550</text:p>
          </table:table-cell>
        </table:table-row>
        <table:table-row table:style-name="ro1">
          <table:table-cell office:value-type="float" office:value="1.60000995305029">
            <text:p>1,6000</text:p>
          </table:table-cell>
          <table:table-cell office:value-type="float" office:value="0.650025655282661">
            <text:p>0,6500</text:p>
          </table:table-cell>
          <table:table-cell office:value-type="float" office:value="0.451551795937121">
            <text:p>0,4516</text:p>
          </table:table-cell>
        </table:table-row>
        <table:table-row table:style-name="ro1">
          <table:table-cell office:value-type="float" office:value="1.38145403761107">
            <text:p>1,3815</text:p>
          </table:table-cell>
          <table:table-cell office:value-type="float" office:value="0.410381988156587">
            <text:p>0,4104</text:p>
          </table:table-cell>
          <table:table-cell office:value-type="float" office:value="0.173123574815691">
            <text:p>0,1731</text:p>
          </table:table-cell>
        </table:table-row>
        <table:table-row table:style-name="ro1">
          <table:table-cell office:value-type="float" office:value="1.67448773184807">
            <text:p>1,6745</text:p>
          </table:table-cell>
          <table:table-cell office:value-type="float" office:value="0.570986084640026">
            <text:p>0,5710</text:p>
          </table:table-cell>
          <table:table-cell office:value-type="float" office:value="0.581388672348112">
            <text:p>0,5814</text:p>
          </table:table-cell>
        </table:table-row>
        <table:table-row table:style-name="ro1">
          <table:table-cell office:value-type="float" office:value="1.45368759700451">
            <text:p>1,4537</text:p>
          </table:table-cell>
          <table:table-cell office:value-type="float" office:value="0.989262462127954">
            <text:p>0,9893</text:p>
          </table:table-cell>
          <table:table-cell office:value-type="float" office:value="0.194195699179545">
            <text:p>0,1942</text:p>
          </table:table-cell>
        </table:table-row>
        <table:table-row table:style-name="ro1">
          <table:table-cell office:value-type="float" office:value="1.26239890883357">
            <text:p>1,2624</text:p>
          </table:table-cell>
          <table:table-cell office:value-type="float" office:value="0.00576821784488857">
            <text:p>0,0058</text:p>
          </table:table-cell>
          <table:table-cell office:value-type="float" office:value="0.833596466341987">
            <text:p>0,8336</text:p>
          </table:table-cell>
        </table:table-row>
        <table:table-row table:style-name="ro1">
          <table:table-cell office:value-type="float" office:value="1.72336981706376">
            <text:p>1,7234</text:p>
          </table:table-cell>
          <table:table-cell office:value-type="float" office:value="0.408329156925902">
            <text:p>0,4083</text:p>
          </table:table-cell>
          <table:table-cell office:value-type="float" office:value="0.699897990329191">
            <text:p>0,6999</text:p>
          </table:table-cell>
        </table:table-row>
        <table:table-row table:style-name="ro1">
          <table:table-cell office:value-type="float" office:value="1.04125637322433">
            <text:p>1,0413</text:p>
          </table:table-cell>
          <table:table-cell office:value-type="float" office:value="0.0145877606701106">
            <text:p>0,0146</text:p>
          </table:table-cell>
          <table:table-cell office:value-type="float" office:value="0.435528424102813">
            <text:p>0,4355</text:p>
          </table:table-cell>
        </table:table-row>
        <table:table-row table:style-name="ro1">
          <table:table-cell office:value-type="float" office:value="1.83070525052679">
            <text:p>1,8307</text:p>
          </table:table-cell>
          <table:table-cell office:value-type="float" office:value="0.928028781199828">
            <text:p>0,9280</text:p>
          </table:table-cell>
          <table:table-cell office:value-type="float" office:value="0.773247563745827">
            <text:p>0,7732</text:p>
          </table:table-cell>
        </table:table-row>
        <table:table-row table:style-name="ro1">
          <table:table-cell office:value-type="float" office:value="1.38121808317567">
            <text:p>1,3812</text:p>
          </table:table-cell>
          <table:table-cell office:value-type="float" office:value="0.682424624217674">
            <text:p>0,6824</text:p>
          </table:table-cell>
          <table:table-cell office:value-type="float" office:value="0.012164446990937">
            <text:p>0,0122</text:p>
          </table:table-cell>
        </table:table-row>
        <table:table-row table:style-name="ro1">
          <table:table-cell office:value-type="float" office:value="1.799965670386">
            <text:p>1,8000</text:p>
          </table:table-cell>
          <table:table-cell office:value-type="float" office:value="0.963238093769178">
            <text:p>0,9632</text:p>
          </table:table-cell>
          <table:table-cell office:value-type="float" office:value="0.703380633378401">
            <text:p>0,7034</text:p>
          </table:table-cell>
        </table:table-row>
        <table:table-row table:style-name="ro1">
          <table:table-cell office:value-type="float" office:value="1.34823465173974">
            <text:p>1,3482</text:p>
          </table:table-cell>
          <table:table-cell office:value-type="float" office:value="0.209564479300752">
            <text:p>0,2096</text:p>
          </table:table-cell>
          <table:table-cell office:value-type="float" office:value="0.37893404206261">
            <text:p>0,3789</text:p>
          </table:table-cell>
        </table:table-row>
        <table:table-row table:style-name="ro1">
          <table:table-cell office:value-type="float" office:value="1.47683767494886">
            <text:p>1,4768</text:p>
          </table:table-cell>
          <table:table-cell office:value-type="float" office:value="0.562566572334617">
            <text:p>0,5626</text:p>
          </table:table-cell>
          <table:table-cell office:value-type="float" office:value="0.462450634455308">
            <text:p>0,4625</text:p>
          </table:table-cell>
        </table:table-row>
        <table:table-row table:style-name="ro1">
          <table:table-cell office:value-type="float" office:value="1.52641872440351">
            <text:p>1,5264</text:p>
          </table:table-cell>
          <table:table-cell office:value-type="float" office:value="0.297054408350959">
            <text:p>0,2971</text:p>
          </table:table-cell>
          <table:table-cell office:value-type="float" office:value="0.828242351301014">
            <text:p>0,8282</text:p>
          </table:table-cell>
        </table:table-row>
        <table:table-row table:style-name="ro1">
          <table:table-cell office:value-type="float" office:value="1.54506777138355">
            <text:p>1,5451</text:p>
          </table:table-cell>
          <table:table-cell office:value-type="float" office:value="0.788492229301482">
            <text:p>0,7885</text:p>
          </table:table-cell>
          <table:table-cell office:value-type="float" office:value="0.313725231681019">
            <text:p>0,3137</text:p>
          </table:table-cell>
        </table:table-row>
        <table:table-row table:style-name="ro1">
          <table:table-cell office:value-type="float" office:value="1.1540350420041">
            <text:p>1,1540</text:p>
          </table:table-cell>
          <table:table-cell office:value-type="float" office:value="0.14120642025955">
            <text:p>0,1412</text:p>
          </table:table-cell>
          <table:table-cell office:value-type="float" office:value="0.202042906079441">
            <text:p>0,2020</text:p>
          </table:table-cell>
        </table:table-row>
        <table:table-row table:style-name="ro1">
          <table:table-cell office:value-type="float" office:value="1.44123816705264">
            <text:p>1,4412</text:p>
          </table:table-cell>
          <table:table-cell office:value-type="float" office:value="0.239675006596372">
            <text:p>0,2397</text:p>
          </table:table-cell>
          <table:table-cell office:value-type="float" office:value="0.678839401109144">
            <text:p>0,6788</text:p>
          </table:table-cell>
        </table:table-row>
        <table:table-row table:style-name="ro1">
          <table:table-cell office:value-type="float" office:value="1.18714158229286">
            <text:p>1,1871</text:p>
          </table:table-cell>
          <table:table-cell office:value-type="float" office:value="0.0641270102933049">
            <text:p>0,0641</text:p>
          </table:table-cell>
          <table:table-cell office:value-type="float" office:value="0.477491321740672">
            <text:p>0,4775</text:p>
          </table:table-cell>
        </table:table-row>
        <table:table-row table:style-name="ro1">
          <table:table-cell office:value-type="float" office:value="1.34827759042167">
            <text:p>1,3483</text:p>
          </table:table-cell>
          <table:table-cell office:value-type="float" office:value="0.352526863338426">
            <text:p>0,3525</text:p>
          </table:table-cell>
          <table:table-cell office:value-type="float" office:value="0.231098743155599">
            <text:p>0,2311</text:p>
          </table:table-cell>
        </table:table-row>
        <table:table-row table:style-name="ro1">
          <table:table-cell office:value-type="float" office:value="1.31767138656558">
            <text:p>1,3177</text:p>
          </table:table-cell>
          <table:table-cell office:value-type="float" office:value="0.12371698115021">
            <text:p>0,1237</text:p>
          </table:table-cell>
          <table:table-cell office:value-type="float" office:value="0.638475817628205">
            <text:p>0,6385</text:p>
          </table:table-cell>
        </table:table-row>
        <table:table-row table:style-name="ro1">
          <table:table-cell office:value-type="float" office:value="1.54513992456873">
            <text:p>1,5451</text:p>
          </table:table-cell>
          <table:table-cell office:value-type="float" office:value="0.933780321618542">
            <text:p>0,9338</text:p>
          </table:table-cell>
          <table:table-cell office:value-type="float" office:value="0.356849106028676">
            <text:p>0,3568</text:p>
          </table:table-cell>
        </table:table-row>
        <table:table-row table:style-name="ro1">
          <table:table-cell office:value-type="float" office:value="1.34838966913019">
            <text:p>1,3484</text:p>
          </table:table-cell>
          <table:table-cell office:value-type="float" office:value="0.0153015612158924">
            <text:p>0,0153</text:p>
          </table:table-cell>
          <table:table-cell office:value-type="float" office:value="0.926333374343812">
            <text:p>0,9263</text:p>
          </table:table-cell>
        </table:table-row>
        <table:table-row table:style-name="ro1">
          <table:table-cell office:value-type="float" office:value="0.897044640129772">
            <text:p>0,8970</text:p>
          </table:table-cell>
          <table:table-cell office:value-type="float" office:value="0.00961543363519013">
            <text:p>0,0096</text:p>
          </table:table-cell>
          <table:table-cell office:value-type="float" office:value="0.230032389285043">
            <text:p>0,2300</text:p>
          </table:table-cell>
        </table:table-row>
        <table:table-row table:style-name="ro1">
          <table:table-cell office:value-type="float" office:value="1.44543611281226">
            <text:p>1,4454</text:p>
          </table:table-cell>
          <table:table-cell office:value-type="float" office:value="0.41422888613306">
            <text:p>0,4142</text:p>
          </table:table-cell>
          <table:table-cell office:value-type="float" office:value="0.430517027154565">
            <text:p>0,4305</text:p>
          </table:table-cell>
        </table:table-row>
        <table:table-row table:style-name="ro1">
          <table:table-cell office:value-type="float" office:value="1.6109331512777">
            <text:p>1,6109</text:p>
          </table:table-cell>
          <table:table-cell office:value-type="float" office:value="0.691437103552744">
            <text:p>0,6914</text:p>
          </table:table-cell>
          <table:table-cell office:value-type="float" office:value="0.348963413620368">
            <text:p>0,3490</text:p>
          </table:table-cell>
        </table:table-row>
        <table:table-row table:style-name="ro1">
          <table:table-cell office:value-type="float" office:value="1.68274782797949">
            <text:p>1,6827</text:p>
          </table:table-cell>
          <table:table-cell office:value-type="float" office:value="0.896760934498161">
            <text:p>0,8968</text:p>
          </table:table-cell>
          <table:table-cell office:value-type="float" office:value="0.311795009067282">
            <text:p>0,3118</text:p>
          </table:table-cell>
        </table:table-row>
        <table:table-row table:style-name="ro1">
          <table:table-cell office:value-type="float" office:value="1.46509220572961">
            <text:p>1,4651</text:p>
          </table:table-cell>
          <table:table-cell office:value-type="float" office:value="0.231588802300394">
            <text:p>0,2316</text:p>
          </table:table-cell>
          <table:table-cell office:value-type="float" office:value="0.637113764882088">
            <text:p>0,6371</text:p>
          </table:table-cell>
        </table:table-row>
        <table:table-row table:style-name="ro1">
          <table:table-cell office:value-type="float" office:value="1.35285323663597">
            <text:p>1,3529</text:p>
          </table:table-cell>
          <table:table-cell office:value-type="float" office:value="0.169148142682388">
            <text:p>0,1691</text:p>
          </table:table-cell>
          <table:table-cell office:value-type="float" office:value="0.622532622423023">
            <text:p>0,6225</text:p>
          </table:table-cell>
        </table:table-row>
        <table:table-row table:style-name="ro1">
          <table:table-cell office:value-type="float" office:value="1.61717763488307">
            <text:p>1,6172</text:p>
          </table:table-cell>
          <table:table-cell office:value-type="float" office:value="0.331955820554867">
            <text:p>0,3320</text:p>
          </table:table-cell>
          <table:table-cell office:value-type="float" office:value="0.999615074833855">
            <text:p>0,9996</text:p>
          </table:table-cell>
        </table:table-row>
        <table:table-row table:style-name="ro1">
          <table:table-cell office:value-type="float" office:value="1.18426331789775">
            <text:p>1,1843</text:p>
          </table:table-cell>
          <table:table-cell office:value-type="float" office:value="0.0364476402755827">
            <text:p>0,0364</text:p>
          </table:table-cell>
          <table:table-cell office:value-type="float" office:value="0.318344693630934">
            <text:p>0,3183</text:p>
          </table:table-cell>
        </table:table-row>
        <table:table-row table:style-name="ro1">
          <table:table-cell office:value-type="float" office:value="1.69259691924213">
            <text:p>1,6926</text:p>
          </table:table-cell>
          <table:table-cell office:value-type="float" office:value="0.71318522025831">
            <text:p>0,7132</text:p>
          </table:table-cell>
          <table:table-cell office:value-type="float" office:value="0.750146408565342">
            <text:p>0,7501</text:p>
          </table:table-cell>
        </table:table-row>
        <table:table-row table:style-name="ro1">
          <table:table-cell office:value-type="float" office:value="1.59481875828603">
            <text:p>1,5948</text:p>
          </table:table-cell>
          <table:table-cell office:value-type="float" office:value="0.439268313348293">
            <text:p>0,4393</text:p>
          </table:table-cell>
          <table:table-cell office:value-type="float" office:value="0.526066711638123">
            <text:p>0,5261</text:p>
          </table:table-cell>
        </table:table-row>
        <table:table-row table:style-name="ro1">
          <table:table-cell office:value-type="float" office:value="1.85885489966185">
            <text:p>1,8589</text:p>
          </table:table-cell>
          <table:table-cell office:value-type="float" office:value="0.665154049638659">
            <text:p>0,6652</text:p>
          </table:table-cell>
          <table:table-cell office:value-type="float" office:value="0.97366391774267">
            <text:p>0,9737</text:p>
          </table:table-cell>
        </table:table-row>
        <table:table-row table:style-name="ro1">
          <table:table-cell office:value-type="float" office:value="1.57885197304366">
            <text:p>1,5789</text:p>
          </table:table-cell>
          <table:table-cell office:value-type="float" office:value="0.467212371528149">
            <text:p>0,4672</text:p>
          </table:table-cell>
          <table:table-cell office:value-type="float" office:value="0.488223038380966">
            <text:p>0,4882</text:p>
          </table:table-cell>
        </table:table-row>
        <table:table-row table:style-name="ro1">
          <table:table-cell office:value-type="float" office:value="1.05522533539388">
            <text:p>1,0552</text:p>
          </table:table-cell>
          <table:table-cell office:value-type="float" office:value="0.0873901778832078">
            <text:p>0,0874</text:p>
          </table:table-cell>
          <table:table-cell office:value-type="float" office:value="0.0748696222435683">
            <text:p>0,0749</text:p>
          </table:table-cell>
        </table:table-row>
        <table:table-row table:style-name="ro1">
          <table:table-cell office:value-type="float" office:value="1.51328463845719">
            <text:p>1,5133</text:p>
          </table:table-cell>
          <table:table-cell office:value-type="float" office:value="0.216697369236499">
            <text:p>0,2167</text:p>
          </table:table-cell>
          <table:table-cell office:value-type="float" office:value="0.919052269309759">
            <text:p>0,9191</text:p>
          </table:table-cell>
        </table:table-row>
        <table:table-row table:style-name="ro1">
          <table:table-cell office:value-type="float" office:value="1.31966986865983">
            <text:p>1,3197</text:p>
          </table:table-cell>
          <table:table-cell office:value-type="float" office:value="0.669670320581645">
            <text:p>0,6697</text:p>
          </table:table-cell>
          <table:table-cell office:value-type="float" office:value="0.083961627446115">
            <text:p>0,0840</text:p>
          </table:table-cell>
        </table:table-row>
        <table:table-row table:style-name="ro1">
          <table:table-cell office:value-type="float" office:value="1.44976560261358">
            <text:p>1,4498</text:p>
          </table:table-cell>
          <table:table-cell office:value-type="float" office:value="0.911602033767849">
            <text:p>0,9116</text:p>
          </table:table-cell>
          <table:table-cell office:value-type="float" office:value="0.0125731888692826">
            <text:p>0,0126</text:p>
          </table:table-cell>
        </table:table-row>
        <table:table-row table:style-name="ro1">
          <table:table-cell office:value-type="float" office:value="1.56632299129385">
            <text:p>1,5663</text:p>
          </table:table-cell>
          <table:table-cell office:value-type="float" office:value="0.974233635002747">
            <text:p>0,9742</text:p>
          </table:table-cell>
          <table:table-cell office:value-type="float" office:value="0.179436477832496">
            <text:p>0,1794</text:p>
          </table:table-cell>
        </table:table-row>
        <table:table-row table:style-name="ro1">
          <table:table-cell office:value-type="float" office:value="1.78602063565198">
            <text:p>1,7860</text:p>
          </table:table-cell>
          <table:table-cell office:value-type="float" office:value="0.580225934041664">
            <text:p>0,5802</text:p>
          </table:table-cell>
          <table:table-cell office:value-type="float" office:value="0.963999388972297">
            <text:p>0,9640</text:p>
          </table:table-cell>
        </table:table-row>
        <table:table-row table:style-name="ro1">
          <table:table-cell office:value-type="float" office:value="1.26763974649753">
            <text:p>1,2676</text:p>
          </table:table-cell>
          <table:table-cell office:value-type="float" office:value="0.360907442867756">
            <text:p>0,3609</text:p>
          </table:table-cell>
          <table:table-cell office:value-type="float" office:value="0.0209135385230184">
            <text:p>0,0209</text:p>
          </table:table-cell>
        </table:table-row>
        <table:table-row table:style-name="ro1">
          <table:table-cell office:value-type="float" office:value="0.929947587651414">
            <text:p>0,9299</text:p>
          </table:table-cell>
          <table:table-cell office:value-type="float" office:value="0.00685701635666192">
            <text:p>0,0069</text:p>
          </table:table-cell>
          <table:table-cell office:value-type="float" office:value="0.12265830184333">
            <text:p>0,1227</text:p>
          </table:table-cell>
        </table:table-row>
        <table:table-row table:style-name="ro1">
          <table:table-cell office:value-type="float" office:value="1.45885259538502">
            <text:p>1,4589</text:p>
          </table:table-cell>
          <table:table-cell office:value-type="float" office:value="0.420099015813321">
            <text:p>0,4201</text:p>
          </table:table-cell>
          <table:table-cell office:value-type="float" office:value="0.331181068439037">
            <text:p>0,3312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2">12/02/2021</text:date>, <text:time>17:4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Bry</meta:initial-creator>
    <meta:creation-date>2021-02-12T17:38:23</meta:creation-date>
    <dc:date>2021-02-12T17:40:57</dc:date>
    <dc:creator>Xavier Bry</dc:creator>
    <meta:editing-duration>PT2M35S</meta:editing-duration>
    <meta:editing-cycles>2</meta:editing-cycles>
    <meta:generator>OpenOffice/4.1.7$Unix OpenOffice.org_project/417m1$Build-9800</meta:generator>
    <meta:document-statistic meta:table-count="3" meta:cell-count="505" meta:object-count="0"/>
  </office:meta>
</office:document-meta>
</file>